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2.7063in" svg:y="0.0394in">
            <draw:object draw:notify-on-update-of-ranges="Sheet1.A1:Sheet1.A1 Sheet1.A2:Sheet1.A19 Sheet1.B1:Sheet1.B1 Sheet1.B2:Sheet1.B19 Sheet1.A1:Sheet1.A1 Sheet1.A2:Sheet1.A19 Sheet1.C1:Sheet1.C1 Sheet1.C2:Sheet1.C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.8173in" svg:y="3.9504in">
            <draw:object draw:notify-on-update-of-ranges="Sheet1.A23:Sheet1.A23 Sheet1.A24:Sheet1.A41 Sheet1.B23:Sheet1.B23 Sheet1.B24:Sheet1.B4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3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Pin 9 (V)</text:p>
          </table:table-cell>
          <table:table-cell office:value-type="string" calcext:value-type="string">
            <text:p>Pin 10 (V)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Bell coil voltag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0" calcext:value-type="float">
            <text:p>-6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60" calcext:value-type="float">
            <text:p>-60</text:p>
          </table:table-cell>
          <table:table-cell table:style-name="Default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table:style-name="Default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60" calcext:value-type="float">
            <text:p>-60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60" calcext:value-type="float">
            <text:p>-60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mitryDzz </meta:initial-creator>
    <meta:creation-date>2016-03-05T18:56:19.004886472</meta:creation-date>
    <dc:date>2016-03-05T19:37:07.696026774</dc:date>
    <dc:creator>DmitryDzz </dc:creator>
    <meta:editing-duration>PT8M27S</meta:editing-duration>
    <meta:editing-cycles>1</meta:editing-cycles>
    <meta:document-statistic meta:table-count="1" meta:cell-count="95" meta:object-count="2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ignore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96cm" svg:y="0.316cm" chart:style-name="ch2">
          <text:p>Signals on pins 9 and 10</text:p>
        </chart:title>
        <chart:legend chart:legend-position="top" svg:x="5.424cm" svg:y="1.306cm" style:legend-expansion="wide" chart:style-name="ch3"/>
        <chart:plot-area chart:style-name="ch4" table:cell-range-address="Sheet1.A1:Sheet1.C19" chart:data-source-has-labels="row" svg:x="1.331cm" svg:y="0.962cm" svg:width="14.348cm" svg:height="6.875cm">
          <chartooo:coordinate-region svg:x="1.331cm" svg:y="0.962cm" svg:width="14.348cm" svg:height="6.875cm"/>
          <chart:axis chart:dimension="x" chart:name="primary-x" chart:style-name="ch5">
            <chart:title svg:x="8.143cm" svg:y="8.017cm" chart:style-name="ch6">
              <text:p>time</text:p>
            </chart:title>
          </chart:axis>
          <chart:axis chart:dimension="y" chart:name="primary-y" chart:style-name="ch5">
            <chart:title svg:x="0.451cm" svg:y="5.237cm" chart:style-name="ch7">
              <text:p>Logic level</text:p>
            </chart:title>
          </chart:axis>
          <chart:series chart:style-name="ch8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9" chart:values-cell-range-address="Sheet1.C2:Sheet1.C19" chart:label-cell-address="Sheet1.C1:Sheet1.C1" chart:class="chart:scatte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n 9 (V)</text:p>
                <draw:g>
                  <svg:desc>Sheet1.B1:Sheet1.B1</svg:desc>
                </draw:g>
              </table:table-cell>
              <table:table-cell office:value-type="string">
                <text:p>Pin 10 (V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9</svg:desc>
                </draw:g>
              </table:table-cell>
              <table:table-cell office:value-type="float" office:value="0">
                <text:p>0</text:p>
                <draw:g>
                  <svg:desc>Sheet1.B2:Sheet1.B19</svg:desc>
                </draw:g>
              </table:table-cell>
              <table:table-cell office:value-type="float" office:value="0">
                <text:p>0</text:p>
                <draw:g>
                  <svg:desc>Sheet1.C2:Sheet1.C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488cm" svg:y="0.316cm" chart:style-name="ch2">
          <text:p>Bell coil signal</text:p>
        </chart:title>
        <chart:plot-area chart:style-name="ch3" table:cell-range-address="Sheet1.A23:Sheet1.B41" chart:data-source-has-labels="row" svg:x="1.331cm" svg:y="1.301cm" svg:width="14.349cm" svg:height="6.538cm">
          <chartooo:coordinate-region svg:x="2.058cm" svg:y="1.5cm" svg:width="13.622cm" svg:height="6.14cm"/>
          <chart:axis chart:dimension="x" chart:name="primary-x" chart:style-name="ch4">
            <chart:title svg:x="8.143cm" svg:y="8.019cm" chart:style-name="ch5">
              <text:p>time</text:p>
            </chart:title>
          </chart:axis>
          <chart:axis chart:dimension="y" chart:name="primary-y" chart:style-name="ch6">
            <chart:title svg:x="0.451cm" svg:y="5.17cm" chart:style-name="ch7">
              <text:p>Voltage</text:p>
            </chart:title>
            <chart:grid chart:style-name="ch8" chart:class="major"/>
          </chart:axis>
          <chart:series chart:style-name="ch9" chart:values-cell-range-address="Sheet1.B24:Sheet1.B41" chart:label-cell-address="Sheet1.B23:Sheet1.B23" chart:class="chart:scatter">
            <chart:domain table:cell-range-address="Sheet1.A24:Sheet1.A41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Bell coil voltage</text:p>
                <draw:g>
                  <svg:desc>Sheet1.B23:Sheet1.B2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4:Sheet1.A41</svg:desc>
                </draw:g>
              </table:table-cell>
              <table:table-cell office:value-type="float" office:value="0">
                <text:p>0</text:p>
                <draw:g>
                  <svg:desc>Sheet1.B24:Sheet1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9">
                <text:p>19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3">
                <text:p>23</text:p>
              </table:table-cell>
              <table:table-cell office:value-type="float" office:value="-60">
                <text:p>-6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